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1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>
      <style:graphic-properties fo:min-height="14.586cm"/>
    </style:style>
    <style:style style:name="pr8" style:family="presentation" style:parent-style-name="Glossy-outline1">
      <style:graphic-properties fo:min-height="12.5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1.2cm" fo:margin-right="0cm" fo:text-indent="-0.9cm"/>
      <style:text-properties fo:font-size="20pt" style:font-size-asian="20pt" style:font-size-complex="20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5pt" style:font-size-asian="25pt" style:font-size-complex="25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19pt" style:font-size-asian="19pt" style:font-size-complex="19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9pt" style:font-size-asian="19pt" style:font-size-complex="19pt"/>
    </style:style>
    <style:style style:name="T6" style:family="text">
      <style:text-properties fo:color="#0000ff" fo:font-size="19pt" style:font-size-asian="19pt" style:font-size-complex="1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aracterísticas<text:tab/></text:p>
          </draw:text-box>
        </draw:frame>
        <draw:frame presentation:style-name="pr2" draw:text-style-name="P3" draw:layer="layout" svg:width="27cm" svg:height="16cm" svg:x="0.5cm" svg:y="5cm" presentation:class="outline" presentation:user-transformed="true">
          <draw:text-box>
            <text:list text:style-name="L2">
              <text:list-item>
                <text:p text:style-name="P2"><text:span text:style-name="T1">Sintaxe simples e fácil de ler.</text:span></text:p>
              </text:list-item>
              <text:list-item>
                <text:p text:style-name="P2"><text:span text:style-name="T1">Orientação a objeto intuitiva.</text:span></text:p>
              </text:list-item>
              <text:list-item>
                <text:p text:style-name="P2"><text:span text:style-name="T1">Pode expressar código procedural naturalmente.</text:span></text:p>
              </text:list-item>
              <text:list-item>
                <text:p text:style-name="P2"><text:span text:style-name="T1">Suporte a programação modular.</text:span></text:p>
              </text:list-item>
              <text:list-item>
                <text:p text:style-name="P2"><text:span text:style-name="T1">Suporte a pacotes hierárquicos.</text:span></text:p>
              </text:list-item>
              <text:list-item>
                <text:p text:style-name="P2"><text:span text:style-name="T1">Tipagem dinâmica de altissimo nivel.</text:span></text:p>
              </text:list-item>
              <text:list-item>
                <text:p text:style-name="P2"><text:span text:style-name="T1">Biblioteca padrão muito completa.</text:span></text:p>
              </text:list-item>
              <text:list-item>
                <text:p text:style-name="P2"><text:span text:style-name="T1">Fácil de extender utilizando C, C++, Java (para Jython), .NET (para IronPython)</text:span></text:p>
              </text:list-item>
              <text:list-item>
                <text:p text:style-name="P2"><text:span text:style-name="T1">Suporta overload de operadores.</text:span></text:p>
              </text:list-item>
              <text:list-item>
                <text:p text:style-name="P2"><text:span text:style-name="T1">Suporta herança multipla.</text:span></text:p>
              </text:list-item>
              <text:list-item>
                <text:p text:style-name="P2"><text:span text:style-name="T1">Suporta decorador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ross Plataform<text:tab/></text:p>
          </draw:text-box>
        </draw:frame>
        <draw:frame presentation:style-name="pr5" draw:layer="layout" svg:width="25.199cm" svg:height="15.395cm" svg:x="1.301cm" svg:y="4.105cm" presentation:class="outline" presentation:user-transformed="true">
          <draw:text-box>
            <text:list text:style-name="L2">
              <text:list-item>
                <text:p>Windows</text:p>
              </text:list-item>
              <text:list-item>
                <text:p>Linux/Unix</text:p>
              </text:list-item>
              <text:list-item>
                <text:p>OS2</text:p>
              </text:list-item>
              <text:list-item>
                <text:p>Mac</text:p>
              </text:list-item>
              <text:list-item>
                <text:p>Amiga</text:p>
              </text:list-item>
              <text:list-item>
                <text:p>.NET (usando IronPython)</text:p>
              </text:list-item>
              <text:list-item>
                <text:p>JVM (usando Jython)</text:p>
              </text:list-item>
              <text:list-item>
                <text:p>Série S60 da Nokia</text:p>
              </text:list-item>
              <text:list-item>
                <text:p>Palm Handhel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Tipagem dinâmica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2">Utiliza tipagem dinâmica, o que significa que o tipo de uma variável é inferido pelo interpretador em tempo de execução (isto é conhecido como Duck Typing). No momento em que uma variável é criada através de atribuição, o interpretador define um tipo para a variável, com as operações que podem ser aplicadas.</text:span></text:p>
              </text:list-item>
              <text:list-item>
                <text:p><text:span text:style-name="T2">Tem tipagem forte, ou seja, ele verifica se as operações são válidas e não faz coerções automáticas entre tipos incompatíveis. Para realizar a operação entre tipos não compatíveis, é necessário converter explicitamente o tipo da variável ou variáveis antes da operaçã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ytecode</text:p>
          </draw:text-box>
        </draw:frame>
        <draw:frame presentation:style-name="pr5" draw:text-style-name="P6" draw:layer="layout" svg:width="25.199cm" svg:height="14.889cm" svg:x="1.4cm" svg:y="4.914cm" presentation:class="outline" presentation:user-transformed="true">
          <draw:text-box>
            <text:list text:style-name="L2">
              <text:list-item>
                <text:p><text:span text:style-name="T3">O código fonte é traduzido pelo interpretador para o formato bytecode, que é multiplataforma e pode ser executado e distribuído sem fonte original. Por padrão, o interpretador compila os fontes e armazena o bytecode em disco, para que a próxima vez que o executar, não precise compilar novamente o programa, reduzindo o tempo de carga na execução. </text:span></text:p>
              </text:list-item>
              <text:list-item>
                <text:p><text:span text:style-name="T3">Se os fontes forem alterados, o interpretador se encarregará de regerar o bytecode automaticamente, mesmo utilizando o shell interativo. Quando um programa ou um módulo é evocado, o interpretador realiza a análise do código, converte para símbolos, compila (se não houver bytecode atualizado em disco) e executa na máquina virtual Python.</text:span></text:p>
              </text:list-item>
              <text:list-item>
                <text:p><text:span text:style-name="T3">O bytecode é armazenado em arquivos com extensão “.pyc” (bytecode normal) ou “.pyo” (bytecode otimizado). O bytecode também pode ser empacotado junto com o interpretador em um executável, para facilitar a distribuição da aplicaçã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Ferramentas - IDEs</text:p>
          </draw:text-box>
        </draw:frame>
        <draw:frame presentation:style-name="pr5" draw:layer="layout" svg:width="25.199cm" svg:height="13.609cm" svg:x="1.5cm" svg:y="6.891cm" presentation:class="outline" presentation:user-transformed="true">
          <draw:text-box>
            <text:list text:style-name="L2">
              <text:list-item>
                <text:p>SPE (Stani's Python Editor).</text:p>
              </text:list-item>
              <text:list-item>
                <text:p>Eric.</text:p>
              </text:list-item>
              <text:list-item>
                <text:p>Open Komodo.</text:p>
              </text:list-item>
              <text:list-item>
                <text:p>PyDev (plugin para a IDE Eclipse).</text:p>
              </text:list-item>
              <text:list-item>
                <text:p>NetBea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Ferramentas - Empacotadores</text:p>
          </draw:text-box>
        </draw:frame>
        <draw:frame presentation:style-name="pr5" draw:layer="layout" svg:width="25.199cm" svg:height="14.241cm" svg:x="1.4cm" svg:y="4.914cm" presentation:class="outline" presentation:user-transformed="true">
          <draw:text-box>
            <text:list text:style-name="L2">
              <text:list-header>
                <text:p><text:span text:style-name="T2">Empacotadores são utilitários que empacotam o bytecode com o interpretador e outras dependências, em um ou mais executáveis e arquivos compactados, permitindo que o aplicativo rode em máquinas sem Python instalado.</text:span></text:p>
                <text:p><text:span text:style-name="T2"/></text:p>
              </text:list-header>
              <text:list-item>
                <text:p>Py2exe (apenas para Windows).</text:p>
              </text:list-item>
              <text:list-item>
                <text:p>py2app (Mac OS X).</text:p>
              </text:list-item>
              <text:list-item>
                <text:p>PyInstaller (Windows, Linux and Irix).</text:p>
              </text:list-item>
              <text:list-item>
                <text:p>cx_Freeze (portável).</text:p>
              </text:list-item>
              <text:list-item>
                <text:p>bbFreez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Ferramentas - Frameworks</text:p>
          </draw:text-box>
        </draw:frame>
        <draw:frame presentation:style-name="pr5" draw:text-style-name="P7" draw:layer="layout" svg:width="25.199cm" svg:height="14.011cm" svg:x="1.4cm" svg:y="4.914cm" presentation:class="outline" presentation:user-transformed="true">
          <draw:text-box>
            <text:list text:style-name="L2">
              <text:list-item>
                <text:p><text:span text:style-name="T4">Web: Django, TurboGears, Google AppEngine e Zope.</text:span></text:p>
              </text:list-item>
              <text:list-item>
                <text:p><text:span text:style-name="T4">Interface gráfica: wxPython, PyGTK e PyQT.</text:span></text:p>
              </text:list-item>
              <text:list-item>
                <text:p><text:span text:style-name="T4">Processamento cientifico: NumPy.</text:span></text:p>
              </text:list-item>
              <text:list-item>
                <text:p><text:span text:style-name="T4">Processamento de imagens: PIL.</text:span></text:p>
              </text:list-item>
              <text:list-item>
                <text:p><text:span text:style-name="T4">2D: Matplotlib.</text:span></text:p>
              </text:list-item>
              <text:list-item>
                <text:p><text:span text:style-name="T4">3D: Visual Python, PyOpenGL, PyGame e Python Ogre.</text:span></text:p>
              </text:list-item>
              <text:list-item>
                <text:p><text:span text:style-name="T4">Mapeamento objeto-relacional: SQLAlchemy e SQLObjec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ocumentação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Bem documentado, conta com:</text:p>
              </text:list-header>
              <text:list-item>
                <text:p>Tutoriais</text:p>
              </text:list-item>
              <text:list-item>
                <text:p>Library reference</text:p>
              </text:list-item>
              <text:list-item>
                <text:p>Language reference</text:p>
              </text:list-item>
              <text:list-item>
                <text:p>Module index</text:p>
              </text:list-item>
              <text:list-item>
                <text:p>HOWTOs</text:p>
              </text:list-item>
              <text:list-item>
                <text:p>Comunidade amigável, etc.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Uso real</text:p>
          </draw:text-box>
        </draw:frame>
        <draw:frame presentation:style-name="pr7" draw:layer="layout" svg:width="25.199cm" svg:height="14.586cm" svg:x="1.4cm" svg:y="4.914cm" presentation:class="outline" presentation:user-transformed="true">
          <draw:text-box>
            <text:list text:style-name="L2">
              <text:list-item>
                <text:p>Google (aplicações Web).</text:p>
              </text:list-item>
              <text:list-item>
                <text:p>Yahoo (aplicações Web).</text:p>
              </text:list-item>
              <text:list-item>
                <text:p>Microsoft (IronPython: Python para .NET).</text:p>
              </text:list-item>
              <text:list-item>
                <text:p>Nokia (disponível para as linhas recentes de celulares e PDAs).</text:p>
              </text:list-item>
              <text:list-item>
                <text:p>Disney (animações 3D).</text:p>
              </text:list-item>
              <text:list-item>
                <text:p>Dígitro (Prototipação e middleware).</text:p>
              </text:list-item>
              <text:list-item>
                <text:p>ESSS (Computação científica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Concorrência em Python</text:p>
          </draw:text-box>
        </draw:frame>
        <draw:frame presentation:style-name="pr5" draw:layer="layout" svg:width="25.199cm" svg:height="16.921cm" svg:x="1.301cm" svg:y="3.579cm" presentation:class="outline" presentation:user-transformed="true">
          <draw:text-box>
            <text:list text:style-name="L2">
              <text:list-header>
                <text:p text:style-name="P2">Existe um módulo totalmente dedicado a concorrência em python, este módulo se chama threading e nele se encontram várias classes úteis, tais como:</text:p>
              </text:list-header>
              <text:list-item>
                <text:p text:style-name="P2"><text:span text:style-name="T2">Thread</text:span></text:p>
              </text:list-item>
              <text:list-item>
                <text:p text:style-name="P2"><text:span text:style-name="T2">Condition</text:span></text:p>
              </text:list-item>
              <text:list-item>
                <text:p text:style-name="P2"><text:span text:style-name="T2">Lock </text:span></text:p>
              </text:list-item>
              <text:list-item>
                <text:p text:style-name="P2"><text:span text:style-name="T2">Semaphore</text:span></text:p>
              </text:list-item>
              <text:list-item>
                <text:p text:style-name="P2"><text:span text:style-name="T2">Event</text:span></text:p>
              </text:list-item>
              <text:list-item>
                <text:p text:style-name="P2"><text:span text:style-name="T2">Timer</text:span></text:p>
              </text:list-item>
              <text:list-item>
                <text:p text:style-name="P2"><text:span text:style-name="T2">Queue (Módulo separado)</text:span></text:p>
              </text:list-item>
              <text:list-item>
                <text:p text:style-name="P2"><text:span text:style-name="T2">Mutex (Módulo separado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ferências</text:p>
          </draw:text-box>
        </draw:frame>
        <draw:frame presentation:style-name="pr8" draw:text-style-name="P8" draw:layer="layout" svg:width="27cm" svg:height="12.586cm" svg:x="0.5cm" svg:y="5.914cm" presentation:class="outline" presentation:user-transformed="true">
          <draw:text-box>
            <text:list text:style-name="L2">
              <text:list-item>
                <text:p text:style-name="P8"><text:span text:style-name="T5">About:</text:span><text:span text:style-name="T6"> http://www.python.org/about/</text:span></text:p>
              </text:list-item>
              <text:list-item>
                <text:p text:style-name="P8"><text:span text:style-name="T5">Documentação: </text:span><text:span text:style-name="T6">http://www.python.org/doc/ </text:span></text:p>
              </text:list-item>
              <text:list-item>
                <text:p text:style-name="P8"><text:span text:style-name="T5">Livro gratuito: </text:span></text:p>
                <text:p text:style-name="P8"><text:span text:style-name="T6">http://ark4n.files.wordpress.com/2009/05/python_para_desenvolvedores.pdf</text:span></text:p>
              </text:list-item>
              <text:list-item>
                <text:p text:style-name="P8"><text:span text:style-name="T5">Python no Nokia S60: </text:span></text:p>
                <text:p text:style-name="P8"><text:span text:style-name="T6">http://www.forum.nokia.com/Tools_Docs_and_Code/Tools/Runtimes/Python_for_S60/</text:span></text:p>
              </text:list-item>
              <text:list-item>
                <text:p text:style-name="P8"><text:span text:style-name="T5">Modulo threading python: </text:span><text:span text:style-name="T6">http://docs.python.org/library/threading.html</text:span></text:p>
              </text:list-item>
              <text:list-item>
                <text:p text:style-name="P8"><text:span text:style-name="T5">Modulo queue: </text:span><text:span text:style-name="T6">http://docs.python.org/library/queue.html</text:span></text:p>
              </text:list-item>
              <text:list-item>
                <text:p text:style-name="P8"><text:span text:style-name="T5">Modulo mutex: </text:span><text:span text:style-name="T6">http://docs.python.org/library/mutex.html#module-mute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06-24T13:36:56</meta:creation-date>
    <dc:language>fi-FI</dc:language>
    <meta:editing-cycles>38</meta:editing-cycles>
    <meta:editing-duration>PT02H17M11S</meta:editing-duration>
    <dc:date>2009-07-01T18:59:19</dc:date>
    <meta:document-statistic meta:object-count="68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pt-BR/presnt/Glossy.otp"/>
  </office:meta>
</office:document-meta>
</file>